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IO" style:family="table">
      <style:table-properties style:width="23.94cm" table:align="margins"/>
    </style:style>
    <style:style style:name="IO.A" style:family="table-column">
      <style:table-column-properties style:column-width="7.98cm" style:rel-column-width="21845*"/>
    </style:style>
    <style:style style:name="IO.A1" style:family="table-cell">
      <style:table-cell-properties fo:padding="0.097cm" fo:border-left="0.05pt solid #000000" fo:border-right="none" fo:border-top="0.05pt solid #000000" fo:border-bottom="0.05pt solid #000000"/>
    </style:style>
    <style:style style:name="IO.C1" style:family="table-cell">
      <style:table-cell-properties fo:padding="0.097cm" fo:border="0.05pt solid #000000"/>
    </style:style>
    <style:style style:name="IO.A2" style:family="table-cell">
      <style:table-cell-properties fo:padding="0.097cm" fo:border-left="0.05pt solid #000000" fo:border-right="none" fo:border-top="none" fo:border-bottom="0.05pt solid #000000"/>
    </style:style>
    <style:style style:name="IO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IO.C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7.98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style:font-name-asian="Monospace" style:font-name-complex="Monospace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3f7f5f"/>
    </style:style>
    <style:style style:name="T7" style:family="text">
      <style:text-properties fo:color="#005032" style:font-name="Monospace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uct</text:span><text:span text:style-name="T3"> ccn_skeleton_decoder { </text:span><text:span text:style-name="T6">/* initialize to all 0 */</text:span></text:p>
      <text:p text:style-name="P1"><text:span text:style-name="T3"><text:s text:c="4"/>ssize_t index; <text:s text:c="9"/></text:span><text:span text:style-name="T6">/**&lt; Number of bytes processed */</text:span></text:p>
      <text:p text:style-name="P1"><text:span text:style-name="T3"><text:s text:c="4"/></text:span><text:span text:style-name="T1">int</text:span><text:span text:style-name="T3"> state; <text:s text:c="13"/></text:span><text:span text:style-name="T6">/**&lt; Decoder state */</text:span></text:p>
      <text:p text:style-name="P1"><text:span text:style-name="T3"><text:s text:c="4"/></text:span><text:span text:style-name="T1">int</text:span><text:span text:style-name="T3"> nest; <text:s text:c="14"/></text:span><text:span text:style-name="T6">/**&lt; Element nesting */</text:span></text:p>
      <text:p text:style-name="P1"><text:span text:style-name="T3"><text:s text:c="4"/>size_t numval; <text:s text:c="9"/></text:span><text:span text:style-name="T6">/**&lt; Current numval, meaning depends on state */</text:span></text:p>
      <text:p text:style-name="P1"><text:span text:style-name="T3"><text:s text:c="4"/>size_t token_index; <text:s text:c="4"/></text:span><text:span text:style-name="T6">/**&lt; Starting index of most-recent token */</text:span></text:p>
      <text:p text:style-name="P1"><text:span text:style-name="T3"><text:s text:c="4"/>size_t element_index; <text:s text:c="2"/></text:span><text:span text:style-name="T6">/**&lt; Starting index of most-recent element */</text:span></text:p>
      <text:p text:style-name="P2"><text:span text:style-name="T4">};</text:span></text:p>
      <text:p text:style-name="P2"><text:span text:style-name="T4"/></text:p>
      <table:table table:name="IO" table:style-name="IO">
        <table:table-column table:style-name="IO.A" table:number-columns-repeated="3"/>
        <table:table-row>
          <table:table-cell table:style-name="IO.A1" office:value-type="string">
            <text:p text:style-name="P3"/>
          </table:table-cell>
          <table:table-cell table:style-name="IO.A1" office:value-type="string">
            <text:p text:style-name="P4">Value Used (as Input)</text:p>
          </table:table-cell>
          <table:table-cell table:style-name="IO.C1" office:value-type="string">
            <text:p text:style-name="P4">Value Modified (as Output)</text:p>
          </table:table-cell>
        </table:table-row>
        <table:table-row>
          <table:table-cell table:style-name="IO.A2" office:value-type="string">
            <text:p text:style-name="P4">index</text:p>
          </table:table-cell>
          <table:table-cell table:style-name="IO.B2" office:value-type="string">
            <text:p text:style-name="P3">1</text:p>
          </table:table-cell>
          <table:table-cell table:style-name="IO.C2" office:value-type="string">
            <text:p text:style-name="P3">1</text:p>
          </table:table-cell>
        </table:table-row>
        <table:table-row>
          <table:table-cell table:style-name="IO.A2" office:value-type="string">
            <text:p text:style-name="P4">state</text:p>
          </table:table-cell>
          <table:table-cell table:style-name="IO.B2" office:value-type="string">
            <text:p text:style-name="P3">1</text:p>
          </table:table-cell>
          <table:table-cell table:style-name="IO.C2" office:value-type="string">
            <text:p text:style-name="P3">1</text:p>
          </table:table-cell>
        </table:table-row>
        <table:table-row>
          <table:table-cell table:style-name="IO.A2" office:value-type="string">
            <text:p text:style-name="P4">nest</text:p>
          </table:table-cell>
          <table:table-cell table:style-name="IO.B2" office:value-type="string">
            <text:p text:style-name="P3">1</text:p>
          </table:table-cell>
          <table:table-cell table:style-name="IO.C2" office:value-type="string">
            <text:p text:style-name="P3">1</text:p>
          </table:table-cell>
        </table:table-row>
        <table:table-row>
          <table:table-cell table:style-name="IO.A2" office:value-type="string">
            <text:p text:style-name="P4">numval</text:p>
          </table:table-cell>
          <table:table-cell table:style-name="IO.B2" office:value-type="string">
            <text:p text:style-name="P3">1</text:p>
          </table:table-cell>
          <table:table-cell table:style-name="IO.C2" office:value-type="string">
            <text:p text:style-name="P3">1</text:p>
          </table:table-cell>
        </table:table-row>
        <table:table-row>
          <table:table-cell table:style-name="IO.A2" office:value-type="string">
            <text:p text:style-name="P4">token_index</text:p>
          </table:table-cell>
          <table:table-cell table:style-name="IO.B2" office:value-type="string">
            <text:p text:style-name="P3">1</text:p>
          </table:table-cell>
          <table:table-cell table:style-name="IO.C2" office:value-type="string">
            <text:p text:style-name="P3">1</text:p>
          </table:table-cell>
        </table:table-row>
        <table:table-row>
          <table:table-cell table:style-name="IO.A2" office:value-type="string">
            <text:p text:style-name="P4">element_index</text:p>
          </table:table-cell>
          <table:table-cell table:style-name="IO.A2" office:value-type="string">
            <text:p text:style-name="P3">0</text:p>
          </table:table-cell>
          <table:table-cell table:style-name="IO.C2" office:value-type="string">
            <text:p text:style-name="P5">1</text:p>
          </table:table-cell>
        </table:table-row>
      </table:table>
      <text:p text:style-name="P2"><text:span text:style-name="T4"/></text:p>
      <text:p text:style-name="P1"><text:span text:style-name="T5">ccn_skeleton_decode</text:span><text:span text:style-name="T3">(</text:span><text:span text:style-name="T1">struct</text:span><text:span text:style-name="T3"> ccn_skeleton_decoder *d,</text:span></text:p>
      <text:p text:style-name="P2"><text:span text:style-name="T4"><text:s text:c="20"/></text:span><text:span text:style-name="T2">const</text:span><text:span text:style-name="T4"> </text:span><text:span text:style-name="T2">unsigned</text:span><text:span text:style-name="T4"> </text:span><text:span text:style-name="T2">char</text:span><text:span text:style-name="T4"> *p, </text:span><text:span text:style-name="T7">size_t</text:span><text:span text:style-name="T4"> n){</text:span></text:p>
      <text:p text:style-name="P2"><text:span text:style-name="T4"><text:s text:c="4"/></text:span><text:span text:style-name="T2">return</text:span><text:span text:style-name="T4">(i);</text:span></text:p>
      <text:p text:style-name="P2"><text:span text:style-name="T4">}</text:span></text:p>
      <text:p text:style-name="P2"><text:span text:style-name="T4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Value Used (as Input)</text:p>
          </table:table-cell>
          <table:table-cell table:style-name="Table1.C1" office:value-type="string">
            <text:p text:style-name="P4">Value Modified (as Output)</text:p>
          </table:table-cell>
        </table:table-row>
        <table:table-row>
          <table:table-cell table:style-name="Table1.A2" office:value-type="string">
            <text:p text:style-name="P4">d</text:p>
          </table:table-cell>
          <table:table-cell table:style-name="Table1.B2" office:value-type="string">
            <text:p text:style-name="P3">1</text:p>
          </table:table-cell>
          <table:table-cell table:style-name="Table1.C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4">p</text:p>
          </table:table-cell>
          <table:table-cell table:style-name="Table1.B2" office:value-type="string">
            <text:p text:style-name="P3">1</text:p>
          </table:table-cell>
          <table:table-cell table:style-name="Table1.C3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4">n</text:p>
          </table:table-cell>
          <table:table-cell table:style-name="Table1.B2" office:value-type="string">
            <text:p text:style-name="P3">1</text:p>
          </table:table-cell>
          <table:table-cell table:style-name="Table1.C3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3">0</text:p>
          </table:table-cell>
          <table:table-cell table:style-name="Table1.C2" office:value-type="string">
            <text:p text:style-name="P3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 Tang</meta:initial-creator>
    <meta:creation-date>2013-05-14T22:12:21</meta:creation-date>
    <dc:date>2013-05-14T22:33:12</dc:date>
    <dc:creator>Tang Tang</dc:creator>
    <meta:editing-duration>PT5M41S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1" meta:paragraph-count="46" meta:word-count="115" meta:character-count="720" meta:non-whitespace-character-count="552"/>
  </office:meta>
</office:document-meta>
</file>